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5" office:value-type="float" office:value="430" calcext:value-type="float">
            <text:p>430</text:p>
          </table:table-cell>
          <table:table-cell office:value-type="string" calcext:value-type="string">
            <text:p>Dex</text:p>
          </table:table-cell>
          <table:table-cell table:style-name="ce1" office:value-type="float" office:value="280" calcext:value-type="float">
            <text:p>280</text:p>
          </table:table-cell>
          <table:table-cell/>
          <table:table-cell office:value-type="string" calcext:value-type="string">
            <text:p>E Vit</text:p>
          </table:table-cell>
          <table:table-cell table:style-name="ce1" table:formula="of:=[.B1]" office:value-type="float" office:value="430" calcext:value-type="float">
            <text:p>430</text:p>
          </table:table-cell>
          <table:table-cell office:value-type="string" calcext:value-type="string">
            <text:p>E Dex</text:p>
          </table:table-cell>
          <table:table-cell table:style-name="ce1" table:formula="of:=[.D1]*(1+[.U11])" office:value-type="float" office:value="645.4" calcext:value-type="float">
            <text:p>645.4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4300" calcext:value-type="float">
            <text:p>4300</text:p>
          </table:table-cell>
          <table:table-cell office:value-type="string" calcext:value-type="string">
            <text:p>hp/min:</text:p>
          </table:table-cell>
          <table:table-cell table:formula="of:=[.M1]*(1+[.L11])/100" office:value-type="float" office:value="99.33" calcext:value-type="float">
            <text:p>99.33</text:p>
          </table:table-cell>
          <table:table-cell table:style-name="ce7" table:formula="of:=1%*(1+[.L11])" office:value-type="percentage" office:value="0.0231" calcext:value-type="percentage">
            <text:p>2.3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5" office:value-type="float" office:value="240" calcext:value-type="float">
            <text:p>240</text:p>
          </table:table-cell>
          <table:table-cell office:value-type="string" calcext:value-type="string">
            <text:p>Int</text:p>
          </table:table-cell>
          <table:table-cell table:style-name="ce1" office:value-type="float" office:value="425" calcext:value-type="float">
            <text:p>425</text:p>
          </table:table-cell>
          <table:table-cell/>
          <table:table-cell office:value-type="string" calcext:value-type="string">
            <text:p>E End</text:p>
          </table:table-cell>
          <table:table-cell table:style-name="ce1" table:formula="of:=[.B2]" office:value-type="float" office:value="240" calcext:value-type="float">
            <text:p>240</text:p>
          </table:table-cell>
          <table:table-cell office:value-type="string" calcext:value-type="string">
            <text:p>E Int</text:p>
          </table:table-cell>
          <table:table-cell table:style-name="ce1" table:formula="of:=[.D2]"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2500" calcext:value-type="float">
            <text:p>2500</text:p>
          </table:table-cell>
          <table:table-cell office:value-type="string" calcext:value-type="string">
            <text:p>mp/min:</text:p>
          </table:table-cell>
          <table:table-cell table:formula="of:=[.M2]*(2%+[.D3]/10000)" office:value-type="float" office:value="112.5" calcext:value-type="float">
            <text:p>112.5</text:p>
          </table:table-cell>
          <table:table-cell table:style-name="ce7" table:formula="of:=2%+[.D3]/10000" office:value-type="percentage" office:value="0.045" calcext:value-type="percentage">
            <text:p>4.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Wis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office:value-type="string" calcext:value-type="string">
            <text:p>E Str</text:p>
          </table:table-cell>
          <table:table-cell table:style-name="ce1" table:formula="of:=[.B3]*(1+[.R11])" office:value-type="float" office:value="294.15" calcext:value-type="float">
            <text:p>294.15</text:p>
          </table:table-cell>
          <table:table-cell office:value-type="string" calcext:value-type="string">
            <text:p>E Wis</text:p>
          </table:table-cell>
          <table:table-cell table:style-name="ce1" table:formula="of:=[.D3]"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23]*3%)" office:value-type="float" office:value="564.75" calcext:value-type="float">
            <text:p>564.75</text:p>
          </table:table-cell>
          <table:table-cell table:style-name="ce7" table:formula="of:=[.P2]*(4+[.B23]*3%)" office:value-type="percentage" office:value="0.2259" calcext:value-type="percentage">
            <text:p>22.59%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11]))" office:value-type="float" office:value="24166" calcext:value-type="float">
            <text:p>24166</text:p>
          </table:table-cell>
          <table:table-cell table:style-name="ce1" office:value-type="string" calcext:value-type="string">
            <text:p>EH-Bal</text:p>
          </table:table-cell>
          <table:table-cell table:style-name="ce1" table:formula="of:=([.M5]+[.M6])/2" office:value-type="float" office:value="27790.9" calcext:value-type="float">
            <text:p>27790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11]))/(1/(1+[.AA11]))" office:value-type="float" office:value="31415.8" calcext:value-type="float">
            <text:p>31415.8</text:p>
          </table:table-cell>
          <table:table-cell table:style-name="ce1" office:value-type="string" calcext:value-type="string">
            <text:p>Resil</text:p>
          </table:table-cell>
          <table:table-cell table:style-name="ce7" table:formula="of:=[.I11]" office:value-type="percentage" office:value="4.62" calcext:value-type="percentage">
            <text:p>462.0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1"/>
          <table:table-cell table:style-name="ce1" office:value-type="string" calcext:value-type="string">
            <text:p>Speed</text:p>
          </table:table-cell>
          <table:table-cell table:style-name="ce7" table:formula="of:=[.X11]" office:value-type="percentage" office:value="3.975" calcext:value-type="percentage">
            <text:p>397.5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office:value-type="string" calcext:value-type="string">
            <text:p>Reflex</text:p>
          </table:table-cell>
          <table:table-cell table:style-name="ce7" table:formula="of:=[.AD11]" office:value-type="percentage" office:value="1.02" calcext:value-type="percentage">
            <text:p>102.0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4:.I52])" office:value-type="percentage" office:value="4.62" calcext:value-type="percentage">
            <text:p>462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4:.L52])" office:value-type="percentage" office:value="1.31" calcext:value-type="percentage">
            <text:p>131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4:.O52])" office:value-type="percentage" office:value="4.41" calcext:value-type="percentage">
            <text:p>441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4:.R52])" office:value-type="percentage" office:value="1.65" calcext:value-type="percentage">
            <text:p>165.00%</text:p>
          </table:table-cell>
          <table:table-cell table:style-name="ce7"/>
          <table:table-cell office:value-type="string" calcext:value-type="string">
            <text:p>Total:</text:p>
          </table:table-cell>
          <table:table-cell table:style-name="ce7" table:formula="of:=SUM([.U14:.U52])" office:value-type="percentage" office:value="1.305" calcext:value-type="percentage">
            <text:p>130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4:.X52])" office:value-type="percentage" office:value="3.975" calcext:value-type="percentage">
            <text:p>397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A14:.AA52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D14:.AD52])" office:value-type="percentage" office:value="1.02" calcext:value-type="percentage">
            <text:p>102.00%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Ash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Dexterity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2"/>
          <table:table-cell table:style-name="ce1" office:value-type="string" calcext:value-type="string">
            <text:p>Reflexes</text:p>
          </table:table-cell>
          <table:table-cell table:style-name="ce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4]=1;[.$B$5];0%)+IF([.E14]=1;[.$B$7];0%)+IF([.D14]=1;[.$B$6];0%)" office:value-type="percentage" office:value="3" calcext:value-type="percentage">
            <text:p>30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4]+[.H14]*[.$B14])*[.$F14]" office:value-type="percentage" office:value="1.65" calcext:value-type="percentage">
            <text:p>165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4]+[.Q14]*[.$B14])*[.$F14]" office:value-type="percentage" office:value="1.65" calcext:value-type="percentage">
            <text:p>165.00%</text:p>
          </table:table-cell>
          <table:table-cell table:style-name="ce3" table:number-columns-repeated="3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4]+[.W14]*[.$B14])*[.$F14]" office:value-type="percentage" office:value="1.65" calcext:value-type="percentage">
            <text:p>165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5]=1;[.$B$5];0%)+IF([.E15]=1;[.$B$7];0%)+IF([.D15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5]+[.K15]*[.$B15])*[.$F15]" office:value-type="percentage" office:value="1.31" calcext:value-type="percentage">
            <text:p>131.00%</text:p>
          </table:table-cell>
          <table:table-cell table:number-columns-repeated="12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Y15]+[.Z15]*[.$B15])*[.$F15]" office:value-type="percentage" office:value="0.3" calcext:value-type="percentage">
            <text:p>3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6]=1;[.$B$5];0%)+IF([.E16]=1;[.$B$7];0%)+IF([.D16]=1;[.$B$6];0%)" office:value-type="percentage" office:value="3" calcext:value-type="percentage">
            <text:p>30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6]+[.N16]*[.$B16])*[.$F16]" office:value-type="percentage" office:value="2.85" calcext:value-type="percentage">
            <text:p>285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8]=1;[.$B$5];0%)+IF([.E18]=1;[.$B$7];0%)+IF([.D18]=1;[.$B$6];0%)" office:value-type="percentage" office:value="3" calcext:value-type="percentage">
            <text:p>30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8]+[.H18]*[.$B18])*[.$F18]" office:value-type="percentage" office:value="1.305" calcext:value-type="percentage">
            <text:p>130.50%</text:p>
          </table:table-cell>
          <table:table-cell table:number-columns-repeated="6"/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table:formula="of:=([.P18]+[.Q18]*[.$B18])*[.$F18]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8]+[.T18]*[.$B18])*[.$F18]" office:value-type="percentage" office:value="1.305" calcext:value-type="percentage">
            <text:p>130.5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8]+[.W18]*[.$B18])*[.$F18]" office:value-type="percentage" office:value="1.305" calcext:value-type="percentage">
            <text:p>130.5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9]=1;[.$B$5];0%)+IF([.E19]=1;[.$B$7];0%)+IF([.D19]=1;[.$B$6];0%)" office:value-type="percentage" office:value="3" calcext:value-type="percentage">
            <text:p>300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9]+[.H19]*[.$B19])*[.$F19]" office:value-type="percentage" office:value="1.665" calcext:value-type="percentage">
            <text:p>166.50%</text:p>
          </table:table-cell>
          <table:table-cell table:number-columns-repeated="6"/>
          <table:table-cell table:style-name="ce3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0]=1;[.$B$5];0%)+IF([.E20]=1;[.$B$7];0%)+IF([.D20]=1;[.$B$6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6"/>
          <table:table-cell table:style-name="ce3" table:number-columns-repeated="6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0]+[.W20]*[.$B20])*[.$F20]" office:value-type="percentage" office:value="1.02" calcext:value-type="percentage">
            <text:p>102.00%</text:p>
          </table:table-cell>
          <table:table-cell table:number-columns-repeated="3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AB20]+[.AC20]*[.$B20])*[.$F20]" office:value-type="percentage" office:value="1.02" calcext:value-type="percentage">
            <text:p>102.0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1]=1;[.$B$5];0%)+IF([.E21]=1;[.$B$7];0%)+IF([.D21]=1;[.$B$6];0%)" office:value-type="percentage" office:value="3" calcext:value-type="percentage">
            <text:p>300.00%</text:p>
          </table:table-cell>
          <table:table-cell table:style-name="ce3" table:number-columns-repeated="6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21]+[.N21]*[.$B21])*[.$F21]" office:value-type="percentage" office:value="1.56" calcext:value-type="percentage">
            <text:p>156.00%</text:p>
          </table:table-cell>
          <table:table-cell table:style-name="ce3" table:number-columns-repeated="9"/>
          <table:table-cell table:number-columns-repeated="3"/>
          <table:table-cell table:style-name="ce3" table:number-columns-repeated="3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1:59:31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5T00:14:15.752000000</dc:date>
    <meta:generator>LibreOffice/7.0.5.2$Windows_X86_64 LibreOffice_project/64390860c6cd0aca4beafafcfd84613dd9dfb63a</meta:generator>
    <meta:editing-duration>PT3H4M53S</meta:editing-duration>
    <meta:editing-cycles>13</meta:editing-cycles>
    <meta:document-statistic meta:table-count="1" meta:cell-count="183" meta:object-count="0"/>
    <meta:user-defined meta:name="AppVersion">16.0300</meta:user-defined>
  </office:meta>
</office:document-meta>
</file>